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81c6" officeooo:paragraph-rsid="001581c6"/>
    </style:style>
    <style:style style:name="P2" style:family="paragraph" style:parent-style-name="Standard">
      <style:text-properties fo:font-weight="bold" officeooo:rsid="001581c6" officeooo:paragraph-rsid="001581c6" style:font-weight-asian="bold" style:font-weight-complex="bold"/>
    </style:style>
    <style:style style:name="P3" style:family="paragraph" style:parent-style-name="Standard">
      <style:text-properties fo:font-weight="bold" officeooo:rsid="0015fb72" officeooo:paragraph-rsid="0015fb72" style:font-weight-asian="bold" style:font-weight-complex="bold"/>
    </style:style>
    <style:style style:name="P4" style:family="paragraph" style:parent-style-name="Standard">
      <style:text-properties fo:font-weight="bold" officeooo:rsid="001750b8" officeooo:paragraph-rsid="001750b8" style:font-weight-asian="bold" style:font-weight-complex="bold"/>
    </style:style>
    <style:style style:name="P5" style:family="paragraph" style:parent-style-name="Standard">
      <style:text-properties fo:font-weight="bold" officeooo:rsid="001b1983" officeooo:paragraph-rsid="001b1983" style:font-weight-asian="bold" style:font-weight-complex="bold"/>
    </style:style>
    <style:style style:name="P6" style:family="paragraph" style:parent-style-name="Standard">
      <style:text-properties fo:font-weight="bold" officeooo:rsid="001c36a9" officeooo:paragraph-rsid="001c36a9" style:font-weight-asian="bold" style:font-weight-complex="bold"/>
    </style:style>
    <style:style style:name="P7" style:family="paragraph" style:parent-style-name="Standard">
      <style:text-properties fo:font-weight="normal" officeooo:rsid="001581c6" officeooo:paragraph-rsid="001581c6" style:font-weight-asian="normal" style:font-weight-complex="normal"/>
    </style:style>
    <style:style style:name="P8" style:family="paragraph" style:parent-style-name="Standard">
      <style:text-properties fo:font-weight="normal" officeooo:rsid="0015fb72" officeooo:paragraph-rsid="0015fb72" style:font-weight-asian="normal" style:font-weight-complex="normal"/>
    </style:style>
    <style:style style:name="P9" style:family="paragraph" style:parent-style-name="Standard">
      <style:text-properties fo:font-weight="normal" officeooo:rsid="0015fb72" officeooo:paragraph-rsid="001857e4" style:font-weight-asian="normal" style:font-weight-complex="normal"/>
    </style:style>
    <style:style style:name="P10" style:family="paragraph" style:parent-style-name="Standard">
      <style:text-properties fo:font-weight="normal" officeooo:rsid="001c36a9" officeooo:paragraph-rsid="001c36a9" style:font-weight-asian="normal" style:font-weight-complex="normal"/>
    </style:style>
    <style:style style:name="P11" style:family="paragraph" style:parent-style-name="Standard">
      <style:text-properties officeooo:rsid="0015fb72" officeooo:paragraph-rsid="0015fb72"/>
    </style:style>
    <style:style style:name="P12" style:family="paragraph" style:parent-style-name="Standard">
      <style:text-properties officeooo:rsid="001b1983" officeooo:paragraph-rsid="001b1983"/>
    </style:style>
    <style:style style:name="T1" style:family="text">
      <style:text-properties fo:font-weight="bold" style:font-weight-asian="bold" style:font-weight-complex="bold"/>
    </style:style>
    <style:style style:name="T2" style:family="text">
      <style:text-properties officeooo:rsid="001750b8"/>
    </style:style>
    <style:style style:name="T3" style:family="text">
      <style:text-properties officeooo:rsid="0019a08b"/>
    </style:style>
    <style:style style:name="T4" style:family="text">
      <style:text-properties officeooo:rsid="001c08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hya Stockman</text:p>
      <text:p text:style-name="P1"/>
      <text:p text:style-name="P1"><text:span text:style-name="T1">Project Overview:</text:span><text:tab/></text:p>
      <text:p text:style-name="P7"><text:tab/>I decided to analyze fairy tales using a few different methods. <text:s/>My goal going into this project was to learn more about different methods of text analysis, so I tried a few different methods. <text:s/>I tried doing Markov Analysis on a few different fairytales and generated a random sample of text in the style of the country's popular fairytales. <text:s/>I also looked into sentiment analysis, however, I found that this tool in pattern is limited and would require an input of a larger dictionary in order to get more accurate results (for instance, 'abhor' is not included and thus gives a neutral sentiment analysis).</text:p>
      <text:p text:style-name="P7"/>
      <text:p text:style-name="P3">Implementation:</text:p>
      <text:p text:style-name="P9"><text:tab/><text:span text:style-name="T2">I created a few different files which had my functions of code in it, keeping things separate. The main decision I had to make was when I wanted to process the file and get rid of all of the Project Guttenberg content that was not the main fairytale stories. <text:s/>I did not want to have to create different lists of the titles of all of the stories in order to strip them out. I realized that all of the titles were formatted in the same way as a line of all capital letters, so I was able to strip those out with a function that looked for lowercase letters in each line. I also had to strip the initial and final text of the stories in order to get rid of more unusable texts. <text:s/></text:span></text:p>
      <text:p text:style-name="P9"><text:span text:style-name="T2"><text:tab/>When doing other processing and analyzing, I had to choose between using a dictionary, list, or string in different instances. For instance, when I was saving the stories after making the random Markov Analysis story, I had to be sure it was a string in order to save it as a text file. However, when trying to find the word frequencies or create a mapping of words in the Markov Analysis, dictionaries work better for this purpose.</text:span></text:p>
      <text:p text:style-name="P9"><text:tab/><text:span text:style-name="T3">To create more flexibility, I am trying to find a way to make a list of all of the stories to feed into the comparing function that I made (to find what words do not appear in the other texts) to more elegantly subtract the other dictionaries and expand to more texts by using lists that I can alter. I am having difficulties finding a way to do this, however.</text:span></text:p>
      <text:p text:style-name="P8"/>
      <text:p text:style-name="P4">Results:</text:p>
      <text:p text:style-name="P1"><text:tab/>I took the dictionaries of German, Scottish, and Japanese fairytales and found what the words (in order from most frequent to least frequent) only appeared in each of those fairytales. <text:s/>It is interesting to see the words that are related to the culture or the language that are not in the fairytales of the other cultures. <text:s/>It is cool that just by looking at the lists below, it is easy to tell which set of words goes with which country's fairy tales. <text:s/>The frequency of the words may also show insight into the what they stories may be about.</text:p>
      <text:p text:style-name="P1"></text:p>
      <text:p text:style-name="P2">Grimm fairy tales only:</text:p>
      <text:p text:style-name="P1">['hans', 'gretel', 'peasant', 'hansel', 'snowdrop', 'chanticleer', 'tom', 'goodbye', 'lion', 'elsie', 'frederick', 'rapunzel', 'likewise', 'grandmother', 'dummling', 'ass', 'grieved', 'carter', 'salad', 'miser', 'juniper', 'heinel', 'dwarfs', 'pope', 'partlet', 'kywitt', 'falada', 'calf', 'enchantress', 'dogs', 'catherine', 'ashputtel', 'sultan', 'marleen', 'doves', 'wheels', 'merchant', 'hay', 'gardener', 'thieves', 'roland', 'lina', 'ilsabill', 'fundevogel', 'betrothed', 'sausage', 'plate', 'parson', 'mrs', "miller's", 'mayor', 'manikin', 'woodman', 'willow', 'talers', 'steak', 'nut', 'jorindel', 'jorinda', 'fiddler', 'dearest', 'street', 'sexton', 'lily', 'inn', 'holle', 'handkerchief', 'fiddle', 'cost', 'loaf', 'kids', 'hearth', 'gallows', 'fowls', 'egg', 'curdken', 'announced', 'snoring', 'shoemaker', 'shabby', 'rampion', 'pin', 'oven', 'murderers', 'mice', 'guards', 'diamonds', 'buttons', 'boots', 'thicket', 'stromberg', 'stove', 'pigsty', 'noon', 'horsemen', 'hatchet', 'grinder', 'godmother', 'gazer', "gardener's"]</text:p>
      <text:p text:style-name="P1"></text:p>
      <text:p text:style-name="P2">Scottish fairy tales only:</text:p>
      <text:p text:style-name="P1">['maisie', 'assipattle', 'bonnie', 'seal', 'bannock', 'wee', 'katherine', 'moor', 'stoorworm', 'glen', 'elfin', <text:soft-page-break/>'catcher', 'bull', 'paul', 'laird', 'goodman', 'harold', 'etin', 'st', 'scotland', 'robin', 'porridge', 'hound', 'dick', 'countess', 'snorro', 'lint', 'farquhar', 'peerie', 'page', 'morna', 'ken', 'hogney', 'gregory', 'creel', 'clair', 'seals', 'knowe', 'ercildoune', 'troth', 'methinks', 'lassie', 'goodwife', 'draiglin', 'canonbie', 'wool', 'sneeze', 'mester', "e'en", 'brownie', 'bairn', 'paddock', 'habetrot', 'gallant', 'canst', 'baudrons', 'scarce', 'redbreast', 'norroway', 'gemdelovely', 'apartment', 'yule', 'washerwoman', 'rhymer', 'questions', 'potion', 'oath', 'na', 'kittlerumpit', 'keg', 'kailyard', 'hoy', 'fraukirk', 'crowded', 'crag', 'bide', 'uncanny', 'shoon', 'poussie', 'peat', 'palfrey', 'orkney', 'ireland', 'hens', 'heather', 'gled', 'dwarfie', 'dell', 'dealer', 'curly', 'boulder', 'ay', 'whisper', 'twisted', 'turf', 'troutie', 'smithy', 'sigh', "se'en", 'pew']</text:p>
      <text:p text:style-name="P1"></text:p>
      <text:p text:style-name="P2">Japaneses fairy tales only:</text:p>
      <text:p text:style-name="P1">['monkey', 'urashima', 'momotaro', 'jelly', 'badger', 'japan', 'tortoise', 'kintaro', 'rice', 'bamboo', 'rabbit', 'yamato', 'kokai', 'hase', 'watanabe', 'ryn', 'sentaro', 'shiro', 'jin', 'ogre', 'demons', 'hidesato', 'fisher', 'skillful', 'hime', 'empress', 'eiko', 'crocodile', 'centipede', 'neighbor', 'honor', 'crocodiles', 'devils', 'tai', 'pheasant', 'jewel', 'hako', 'peach', 'mikoto', "crab's", 'shikuyu', 'jofuku', 'japanese', 'rebel', 'kotei', 'province', 'persimmons', 'persimmon', 'ototachibana', 'strongest', 'realm', 'pine', 'forever', 'daimio', 'taro', 'takeru', 'inaba', 'elixir', 'wonders', 'paper', 'homes', 'hermits', 'woodcutter', 'shrine', 'prayer', 'monkeys', "monkey's", 'memory', 'jokwa', 'horai', 'foster', 'crane', 'china', 'chariot', 'bows', 'amaterasu', "sparrow's", 'imperial', 'goddess', 'favorite', 'augustness', 'attacked', 'toyonari', 'sunset', 'steward', 'shinansha', 'sama', 'rashomon', 'raiko', "ogre's", 'murakumo', 'kyoto', 'hermit', 'gu', 'governor', 'forgiveness', 'forehead', "emperor's", 'eastern', 'character']</text:p>
      <text:p text:style-name="P1"/>
      <text:p text:style-name="P5">Sentiment Analysis:</text:p>
      <text:p text:style-name="P12">I found all of the sentiment analysis of these texts to be slightly above zero, so just above a neutral text. All of the texts were found to be more subjective than objective, which I think makes sense for fictional stories not based on facts. All of the stories were found to have a conditional mood, which probably contributes to the subjective feeling of the stories. <text:s/></text:p>
      <text:p text:style-name="P12"/>
      <text:p text:style-name="P12"><text:span text:style-name="T4">When experimenting with sentiment analysis, I found that some words did not register, for instance the sentence 'I abhor dogs' gave a completely neutral sentence, meaning that it did not know the word 'abhor.' </text:span>The sentiments below show the polarity (from negative to positive) and subjectivity (from objective to subjective). <text:s/>All of the sentiments below are about equal to each other. <text:s/>Almost all of the words that are unique to each of the fairytale story books are nouns, and relatively neutral nouns at that, so there would be no words in one of the stories that would throw off the sentiment analysis from one of the storybooks to another.</text:p>
      <text:p text:style-name="P12"/>
      <text:p text:style-name="P12">Grimm Fairytales:</text:p>
      <text:p text:style-name="P12">(0.10812422706451934, 0.48643313961837603)</text:p>
      <text:p text:style-name="P12"/>
      <text:p text:style-name="P12">Scottish Fairytales:</text:p>
      <text:p text:style-name="P12">(0.08088698177133208, 0.5128078283556748)</text:p>
      <text:p text:style-name="P12"/>
      <text:p text:style-name="P12">Japanese Fairytales:</text:p>
      <text:p text:style-name="P12">(0.12880105180057222, 0.5022034105680437)</text:p>
      <text:p text:style-name="P12"/>
      <text:p text:style-name="P6">Reflection:</text:p>
      <text:p text:style-name="P10"><text:tab/>I did not really have a goal going into this project, so I just tried a little of everything. <text:s/>In the future, it would be nice to go deeper into one type of analysis and learn more about how it works. <text:s/>If I had more of a goal in the beginning, I probably could have expanded upon a single idea instead of lightly touching on many. <text:s/>I could improve by finding better ways to analyze all of the texts without <text:soft-page-break/>having to put in each of the files/saving names individually. <text:s/>I will take more knowledge of dictionaries moving forward. <text:s/>I had fun looking into the pattern function, and I think it would be cool to understand how it works in a more fundamental level. <text:s/>Sometimes it was difficult to choose between the different types, so I want to continue to improve my ability to do that as well.</text:p>
      <text:p text:style-name="P1"><text:s text:c="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8:38:45.409318972</meta:creation-date>
    <dc:date>2016-02-24T21:24:16.194701686</dc:date>
    <meta:editing-duration>PT1H18S</meta:editing-duration>
    <meta:editing-cycles>4</meta:editing-cycles>
    <meta:generator>LibreOffice/4.2.8.2$Linux_X86_64 LibreOffice_project/420m0$Build-2</meta:generator>
    <meta:document-statistic meta:table-count="0" meta:image-count="0" meta:object-count="0" meta:page-count="3" meta:paragraph-count="30" meta:word-count="1140" meta:character-count="7874" meta:non-whitespace-character-count="6721"/>
  </office:meta>
</office:document-meta>
</file>